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OAIZA CCARHUACHIN, NAYSHA LUCER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LOAIZA CCARHUACHIN NAYSHA LUCER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 ROJO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7702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3:17:3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